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Arial, Verdana, sans-serif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language="en" fo:country="US" officeooo:rsid="001ce510" officeooo:paragraph-rsid="001ce510"/>
    </style:style>
    <style:style style:name="P2" style:family="paragraph" style:parent-style-name="Text_20_body" style:list-style-name="L4">
      <style:text-properties officeooo:paragraph-rsid="001fe37b"/>
    </style:style>
    <style:style style:name="P3" style:family="paragraph" style:parent-style-name="Text_20_body" style:list-style-name="L4">
      <style:text-properties fo:language="bg" fo:country="BG" officeooo:rsid="001e7672" officeooo:paragraph-rsid="001e7672"/>
    </style:style>
    <style:style style:name="P4" style:family="paragraph" style:parent-style-name="Text_20_body" style:list-style-name="L5">
      <style:text-properties fo:language="bg" fo:country="BG" officeooo:rsid="001e7672" officeooo:paragraph-rsid="001e7672"/>
    </style:style>
    <style:style style:name="P5" style:family="paragraph" style:parent-style-name="Text_20_body" style:list-style-name="L6">
      <style:text-properties officeooo:paragraph-rsid="001fe37b"/>
    </style:style>
    <style:style style:name="P6" style:family="paragraph" style:parent-style-name="Text_20_body" style:list-style-name="L7">
      <style:text-properties officeooo:paragraph-rsid="001fe37b"/>
    </style:style>
    <style:style style:name="P7" style:family="paragraph" style:parent-style-name="Text_20_body" style:list-style-name="L8">
      <style:text-properties officeooo:paragraph-rsid="001fe37b"/>
    </style:style>
    <style:style style:name="T1" style:family="text">
      <style:text-properties officeooo:rsid="001ce510"/>
    </style:style>
    <style:style style:name="T2" style:family="text">
      <style:text-properties fo:language="bg" fo:country="BG"/>
    </style:style>
    <style:style style:name="T3" style:family="text">
      <style:text-properties fo:language="bg" fo:country="BG" officeooo:rsid="001ce510"/>
    </style:style>
    <style:style style:name="T4" style:family="text">
      <style:text-properties fo:language="bg" fo:country="BG" officeooo:rsid="001e767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e510"/>
    </style:style>
    <style:style style:name="T7" style:family="text">
      <style:text-properties fo:language="en" fo:country="US" officeooo:rsid="001e7672"/>
    </style:style>
    <style:style style:name="T8" style:family="text">
      <style:text-properties fo:language="en" fo:country="US" officeooo:rsid="001fe3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4">Задължителни п</text:span><text:span text:style-name="T3">лъгини</text:span></text:h>
      <text:list xml:id="list412126883272714007" text:style-name="L2">
        <text:list-item>
          <text:p text:style-name="P1">Akismet – <text:span text:style-name="T2">Предпазва от спам</text:span></text:p>
        </text:list-item>
        <text:list-item>
          <text:p text:style-name="P1">iThemes Security Pro - <text:span text:style-name="T2">Защита</text:span></text:p>
        </text:list-item>
        <text:list-item>
          <text:p text:style-name="P1">Sucuri Security <text:s/>- <text:span text:style-name="T2">Защита</text:span></text:p>
        </text:list-item>
        <text:list-item>
          <text:p text:style-name="P1">WP No Category Base – <text:span text:style-name="T2">Премахва „/</text:span>category<text:span text:style-name="T2">“ от </text:span>url-<text:span text:style-name="T2">а.</text:span></text:p>
        </text:list-item>
        <text:list-item>
          <text:p text:style-name="P1">WP-Mail-SMTP – <text:span text:style-name="T2">Настройка за мейли</text:span></text:p>
        </text:list-item>
        <text:list-item>
          <text:p text:style-name="P1">Yoast SEO – <text:span text:style-name="T2">Плъгин за </text:span>SEO</text:p>
        </text:list-item>
        <text:list-item>
          <text:p text:style-name="P1">Captcha by BestWebSoft – Captcha <text:span text:style-name="T2">на коментари, форми и др.</text:span></text:p>
        </text:list-item>
      </text:list>
      <text:h text:style-name="Heading_20_2" text:outline-level="2">Footer</text:h>
      <text:list xml:id="list5037942573757582092" text:style-name="L4">
        <text:list-item>
          <text:p text:style-name="P3">3 или 4 колони</text:p>
        </text:list-item>
      </text:list>
      <text:list xml:id="list365782063565969462" text:style-name="L5">
        <text:list-item>
          <text:list>
            <text:list-item>
              <text:p text:style-name="P4">Контакти</text:p>
            </text:list-item>
            <text:list-item>
              <text:p text:style-name="P4">Важни страници</text:p>
            </text:list-item>
            <text:list-item>
              <text:p text:style-name="P4">Полезни връзки (максимум 5 в колона и да са тематични!)</text:p>
            </text:list-item>
          </text:list>
        </text:list-item>
      </text:list>
      <text:list xml:id="list114421745623608" text:continue-list="list5037942573757582092" text:style-name="L4">
        <text:list-item>
          <text:p text:style-name="P2"><text:span text:style-name="T8">Copyright</text:span></text:p>
        </text:list-item>
      </text:list>
      <text:list xml:id="list5831174371326971845" text:style-name="L8">
        <text:list-item>
          <text:list>
            <text:list-item>
              <text:p text:style-name="P7"><text:span text:style-name="T1">Copyright © </text:span><text:span text:style-name="T3">20</text:span><text:span text:style-name="T4">10</text:span><text:span text:style-name="T3"> - 20</text:span><text:span text:style-name="T4">15</text:span><text:span text:style-name="T1"> </text:span><text:span text:style-name="T6">Website.com</text:span><text:span text:style-name="T1"> </text:span><text:span text:style-name="T7">|</text:span><text:span text:style-name="T1"> Всички права запазени</text:span></text:p>
            </text:list-item>
          </text:list>
        </text:list-item>
      </text:list>
      <text:list xml:id="list2065661620736225348" text:style-name="L7">
        <text:list-item>
          <text:list>
            <text:list-item>
              <text:p text:style-name="P6"><text:span text:style-name="T1">© <text:s/></text:span><text:span text:style-name="T3">20</text:span><text:span text:style-name="T4">10</text:span><text:span text:style-name="T3"> - 20</text:span><text:span text:style-name="T4">15</text:span><text:span text:style-name="T3"> </text:span><text:span text:style-name="T6">Website.com - Всички права запазени</text:span></text:p>
            </text:list-item>
          </text:list>
        </text:list-item>
      </text:list>
      <text:list xml:id="list6119159540990806523" text:style-name="L6">
        <text:list-item>
          <text:list>
            <text:list-item>
              <text:p text:style-name="P5"><text:span text:style-name="T6">Всички права запазени © <text:s/>Website.com - </text:span><text:span text:style-name="T3"><text:s/>20</text:span><text:span text:style-name="T4">10</text:span><text:span text:style-name="T3"> - 20</text:span><text:span text:style-name="T4">15</text:span></text:p>
            </text:list-item>
          </text:list>
        </text:list-item>
      </text:list>
      <text:h text:style-name="Heading_20_2" text:outline-level="2">Header</text:h>
      <text:h text:style-name="Heading_20_2" text:outline-level="2">Websi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Arial, Verdana, sans-serif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2S</meta:editing-duration>
    <meta:editing-cycles>3</meta:editing-cycles>
    <meta:generator>LibreOffice/4.4.2.2$Windows_x86 LibreOffice_project/c4c7d32d0d49397cad38d62472b0bc8acff48dd6</meta:generator>
    <dc:date>2015-10-26T11:44:20.781000000</dc:date>
    <meta:document-statistic meta:table-count="0" meta:image-count="0" meta:object-count="0" meta:page-count="1" meta:paragraph-count="19" meta:word-count="105" meta:character-count="572" meta:non-whitespace-character-count="492"/>
    <meta:user-defined meta:name="Info 1"/>
    <meta:user-defined meta:name="Info 2"/>
    <meta:user-defined meta:name="Info 3"/>
    <meta:user-defined meta:name="Info 4"/>
  </office:meta>
</office:document-meta>
</file>